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tyle="italic" officeooo:rsid="0018ed17" officeooo:paragraph-rsid="001ea542" style:font-style-asian="italic" style:font-style-complex="italic"/>
    </style:style>
    <style:style style:name="T1" style:family="text">
      <style:text-properties officeooo:rsid="001a1803"/>
    </style:style>
    <style:style style:name="T2" style:family="text">
      <style:text-properties fo:font-variant="small-caps" officeooo:rsid="001e203c" style:font-size-asian="10.5pt"/>
    </style:style>
    <style:style style:name="T3" style:family="text">
      <style:text-properties fo:font-variant="small-caps" officeooo:rsid="001e203c" fo:background-color="transparent" loext:char-shading-value="0" style:font-size-asian="10.5pt" style:shadow="none"/>
    </style:style>
    <style:style style:name="T4" style:family="text">
      <style:text-properties fo:font-variant="small-caps" style:font-name="Times New Roman1" officeooo:rsid="001e203c" style:font-name-asian="Times New Roman1" style:font-name-complex="Times New Roman1"/>
    </style:style>
    <style:style style:name="T5" style:family="text">
      <style:text-properties fo:font-variant="small-caps" officeooo:rsid="001e203c"/>
    </style:style>
    <style:style style:name="T6" style:family="text">
      <style:text-properties style:font-name="Times New Roman1" officeooo:rsid="001a1803" style:font-name-asian="Times New Roman1" style:font-name-complex="Times New Roman1"/>
    </style:style>
    <style:style style:name="T7" style:family="text">
      <style:text-properties style:font-name="Times New Roman1" officeooo:rsid="001d4465" style:font-name-asian="Times New Roman1" style:font-name-complex="Times New Roman1"/>
    </style:style>
    <style:style style:name="T8" style:family="text">
      <style:text-properties style:font-name="Times New Roman1" officeooo:rsid="001d807a" style:font-name-asian="Times New Roman1" style:font-name-complex="Times New Roman1"/>
    </style:style>
    <style:style style:name="T9" style:family="text">
      <style:text-properties style:font-name="Times New Roman1" officeooo:rsid="0015ac07"/>
    </style:style>
    <style:style style:name="T10" style:family="text">
      <style:text-properties style:font-name="Times New Roman1" officeooo:rsid="001ea542"/>
    </style:style>
    <style:style style:name="T11" style:family="text">
      <style:text-properties style:font-name="Times New Roman1" officeooo:rsid="001ec57c"/>
    </style:style>
    <style:style style:name="T12" style:family="text">
      <style:text-properties officeooo:rsid="001d807a"/>
    </style:style>
    <style:style style:name="T13" style:family="text">
      <style:text-properties officeooo:rsid="001311d2"/>
    </style:style>
    <style:style style:name="T14" style:family="text">
      <style:text-properties style:font-name="Times New Roman1" officeooo:rsid="001ec5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2"><text:tab/></text:span><text:span text:style-name="T9">§ </text:span><text:span text:style-name="T10">163. </text:span><text:span text:style-name="T11">[…] </text:span><text:span text:style-name="T12">Lors conmencha Josephé a parler, et dist : « </text:span>Rois, tu veïs en ton palais .<text:span text:style-name="T5">iii</text:span>. arbres, et ce fu en ceste place ci endroit. Cil troi arbre estoient tout d'une grossece et d'une hautor. Cil a la noire escorce si senefie le Fill de Dieu. Et li autre doi senefient le Pere et le Saint Esperit. Et les manieres de gens qui estoient sous le Pere senefioient le comencement del monde. Li doiqiu se partoient de la compaingnie as autres, ce fu li premiers hom et sa moullier qui alerent en infer tantost com il furent mort. Et tout li autre alerent en infer, ja itant de bien n'eüssent fait en totes lor vies, jusques a tant qu'il furent rachaté par le Fil. Et cil qui percierent les brances senefient les juis qui au Fil Dieu percierent les paumes, et les piés, et le costé, pour coi sa mort fu aperceüe.</text:p>
      <text:p text:style-name="P1"><text:tab/><text:span text:style-name="T9">§ </text:span><text:span text:style-name="T13">164. « Aprés vint li arbres. Si chaï si que toute l'escorce remest illuec ; et ce qui dedens l'escorce estoit se lança jusques a la fosse ou toutes les gens estoient saillies devant. Et quant il i ot un poi esté, si en traïst fors une molt grant partie, et revint en son lieu et revesti sa laide escorce. Et quant il l'ot vestue, si mua toute, car ele fu plus clere que nus cristaus. De ceste cose vous dirai je bien la senefiance. Quant li Fix Diu ot renduel'ame, si fu li cors mis en un sepulcre come chose qui estoit morte. Et quant li cors fu ensevelis, si ala maintenant l'ame en infer et en osta ciaus qui l'avoient servi. Et quant il furent revenu d'infer, il reprist son cors. Mais il fu tant biaus, et plus que nus cristaus, et il laissa toute mortalité. Ce que vous veïstes les gens qui prendoient les branches et les fueilles senefient les menbres Jhesucrist : ce sont li loial menistre dont li un sont ocis et li autre ars. Ensi poés vous entendre par les .</text:span><text:span text:style-name="T5">iii</text:span><text:span text:style-name="T1">. arbres la Trinité, les .</text:span><text:span text:style-name="T5">iii</text:span><text:span text:style-name="T1">. personnes en une déïté, et une déïté en .</text:span><text:span text:style-name="T5">iii</text:span><text:span text:style-name="T1">. personnes, non pas l'une menour de l'autre de gregnour. </text:span><text:span text:style-name="T8">— Par foi, dist li rois, ce enten je bien ; mais or me faites entendre les letres : les unes disoient : </text:span><text:span text:style-name="T4">cist fourme</text:span><text:span text:style-name="T8">, les autres : </text:span><text:span text:style-name="T4">cist salve</text:span><text:span text:style-name="T8">, les autres : </text:span><text:span text:style-name="T4">cist purefie</text:span><text:span text:style-name="T8">. — Volentiers, dist Josephés.</text:span><text:span text:style-name="T1"> </text:span><text:span text:style-name="T5">c</text:span><text:span text:style-name="T2">ist fourme</text:span><text:span text:style-name="T1">, ce est li Peres. Car il fourme toutes choses de noiient. Et pour ce que la personne des Fil vitn en terre pour sauver home, pour ce apartient li sauvemens de l'home a la personne des Fil. Et pour ce dist il : </text:span><text:span text:style-name="T3">cil sauve</text:span><text:span text:style-name="T1">. Et pour ce que li Sains Esperis vint en terre au jour de la sainte Pentecouste pour monder et pour espurgier ses disciples, et non mie tant seulement a celui jour, mais a mains autres jours : pour ce apartient li purefiemens del cors et des corages a la personne del Saint Esperit.</text:span></text:p>
      <text:p text:style-name="P1"><text:span text:style-name="T1"><text:tab/></text:span><text:span text:style-name="T9">§ </text:span><text:span text:style-name="T1">165. Or avés oïe la letre des .</text:span><text:span text:style-name="T5">iii</text:span><text:span text:style-name="T1">. personnes qui n'ont que une seule déïté et une seule poissance. </text:span><text:span text:style-name="T8">— Or ai je bien entendu, dist li rois, trestout, se vous m'eüssiés fait sage de celui qui entroit en ma chambre, et issoit, que je ne quidoie que nus seüst ne que nus peüst savoir l'entree. — Encore, dist Josephés, voi je que vous n'estes pas parfais en creance. </text:span><text:span text:style-name="T1">Cil enfés qui entra en la chambre et issi sans huis ouvrir senefie le Fil Dieu qui entra el cors de la Virge sainte pucele sans son pucelage malmetre. </text:span><text:span text:style-name="T8">— Or me dites dont qui li enfés fu, car la senefiance ai je bien entendue. — A ce, dist Josephés, te respondrai je bien.</text:span><text:span text:style-name="T1"> Rois, or entent qui fu cil enfés qui entra en tel maniere en ta chambre, et dist ceste parole : </text:span><text:span text:style-name="T6">“</text:span><text:span text:style-name="T7">Nule chose n'est reposte qui ne soit seüe. Ne nule chose n'est couverte qui ne soit descouverte.</text:span><text:span text:style-name="T6">” </text:span><text:span text:style-name="T7">Pour ce le vous mande il par moi que vous ailliés oster la desloial semblance que vous avés tous jours gardee. Et se vous ne l'ostés et ardés voiant tous, li Sains Esperis m'a commandé que je die a tout le monde en quele maniere vous le tené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5-18T12:40:54.728756500</meta:creation-date>
    <dc:date>2015-05-19T14:23:15.006006315</dc:date>
    <dc:creator>Gauthier </dc:creator>
    <meta:editing-duration>PT38M34S</meta:editing-duration>
    <meta:editing-cycles>7</meta:editing-cycles>
    <meta:generator>LibreOffice/4.2.7.2$Linux_X86_64 LibreOffice_project/420m0$Build-2</meta:generator>
    <meta:document-statistic meta:table-count="0" meta:image-count="0" meta:object-count="0" meta:page-count="1" meta:paragraph-count="3" meta:word-count="708" meta:character-count="3705" meta:non-whitespace-character-count="2991"/>
  </office:meta>
</office:document-meta>
</file>